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4A000001C78A3C78CAC416438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5616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64edb"/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weight="bold" officeooo:paragraph-rsid="001600b5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officeooo:paragraph-rsid="001600b5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9.507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fo:font-weight="bold" officeooo:rsid="001600b5" officeooo:paragraph-rsid="001c5616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6.251cm"/>
          <style:tab-stop style:position="9.102cm"/>
          <style:tab-stop style:position="14.002cm"/>
        </style:tab-stops>
      </style:paragraph-properties>
      <style:text-properties officeooo:rsid="00164edb" officeooo:paragraph-rsid="00164edb"/>
    </style:style>
    <style:style style:name="P10" style:family="paragraph" style:parent-style-name="Text_20_body">
      <style:text-properties officeooo:rsid="00164edb" officeooo:paragraph-rsid="00164edb"/>
    </style:style>
    <style:style style:name="P11" style:family="paragraph" style:parent-style-name="Text_20_body">
      <style:text-properties officeooo:paragraph-rsid="00164edb"/>
    </style:style>
    <style:style style:name="P12" style:family="paragraph" style:parent-style-name="Text_20_body">
      <style:text-properties officeooo:rsid="001600b5" officeooo:paragraph-rsid="001600b5"/>
    </style:style>
    <style:style style:name="P13" style:family="paragraph" style:parent-style-name="Text_20_body">
      <style:text-properties officeooo:rsid="001600b5" officeooo:paragraph-rsid="001e625c"/>
    </style:style>
    <style:style style:name="P14" style:family="paragraph" style:parent-style-name="Text_20_body">
      <style:paragraph-properties>
        <style:tab-stops>
          <style:tab-stop style:position="3.493cm"/>
          <style:tab-stop style:position="14.002cm"/>
        </style:tab-stops>
      </style:paragraph-properties>
      <style:text-properties officeooo:rsid="001600b5" officeooo:paragraph-rsid="001600b5"/>
    </style:style>
    <style:style style:name="P15" style:family="paragraph" style:parent-style-name="Text_20_body">
      <style:text-properties officeooo:paragraph-rsid="001e625c"/>
    </style:style>
    <style:style style:name="P16" style:family="paragraph" style:parent-style-name="Vec" style:master-page-name="Standard">
      <style:paragraph-properties fo:margin-top="0cm" fo:margin-bottom="0cm" loext:contextual-spacing="false" style:page-number="auto">
        <style:tab-stops>
          <style:tab-stop style:position="9.507cm"/>
        </style:tab-stops>
      </style:paragraph-properties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164edb" style:font-size-asian="10pt" style:font-name-complex="Arial" style:font-size-complex="10pt"/>
    </style:style>
    <style:style style:name="T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officeooo:rsid="001600b5"/>
    </style:style>
    <style:style style:name="T5" style:family="text">
      <style:text-properties fo:font-size="11pt" officeooo:rsid="001600b5" style:font-size-asian="11pt" style:font-size-complex="11pt"/>
    </style:style>
    <style:style style:name="T6" style:family="text">
      <style:text-properties officeooo:rsid="001a21f7"/>
    </style:style>
    <style:style style:name="T7" style:family="text">
      <style:text-properties officeooo:rsid="001c081c"/>
    </style:style>
    <style:style style:name="T8" style:family="text">
      <style:text-properties fo:language="en" fo:country="US" officeooo:rsid="001c081c"/>
    </style:style>
    <style:style style:name="T9" style:family="text">
      <style:text-properties officeooo:rsid="001e625c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<text:span text:style-name="T5">povinný subjekt:</text:span></text:p>
      <text:p text:style-name="P7"><text:tab/>Dopravní podnik hl. m. Prahy, a. s. </text:p>
      <text:p text:style-name="P7"><text:tab/>Sokolovská 42/217 </text:p>
      <text:p text:style-name="P7"><text:tab/>190 00 Praha</text:p>
      <text:p text:style-name="P7"/>
      <text:p text:style-name="P7"/>
      <text:p text:style-name="P7"><text:tab/><text:span text:style-name="T4">Naše značka<text:tab/>Praha</text:span></text:p>
      <text:p text:style-name="P7"><text:tab/><text:span text:style-name="T7">Zk Pha </text:span><text:span text:style-name="T8">#19983</text:span><text:span text:style-name="T7"><text:tab/></text:span><text:span text:style-name="T7"><text:date style:data-style-name="N36" text:date-value="2019-04-18T11:47:45.855999989">18.04.2019</text:date></text:span></text:p>
      <text:p text:style-name="P6"/>
      <text:p text:style-name="P6"/>
      <text:p text:style-name="P6"/>
      <text:p text:style-name="P8">Věc: Žádost o informace podle zákona č. 131/2000 Sb., o hlavním městě Praze</text:p>
      <text:p text:style-name="P5"/>
      <text:p text:style-name="Text_20_body">Vážení,</text:p>
      <text:p text:style-name="P15">jako zastupitel hl. m. Prahy za Českou pirátskou stranu – Vás zdvořile ž<text:span text:style-name="T4">á</text:span>dám v souladu s § 51 odst. <text:span text:style-name="T6">2</text:span> písm. c) zákona č. 131/2000 Sb., o hlavním městě Praze o poskytnutí <text:span text:style-name="T9">následujících informací</text:span>: </text:p>
      <text:p text:style-name="P13">- Náklady na 100 bm dělící stěny na hraně nástupiště metra</text:p>
      <text:p text:style-name="P13">- Porovnání nákladů na provoz současných vozů metra a uvažovaných nových vozů metra ve formátu xls,doc (u nových vozů varianta dělitelných a nedělitelných souprav)</text:p>
      <text:p text:style-name="P12">- Předpokládaný roční nájezd nových vozů metra a nájezd současných vozů metra ve formátu xls,doc</text:p>
      <text:p text:style-name="P12">- Informaci o průběhu přípravy:</text:p>
      <text:p text:style-name="P14"><text:tab/>-trolejbusových tratí formátu xls,doc<text:line-break/><text:tab/>-tramvajových tratí ve formátu xls,doc</text:p>
      <text:p text:style-name="P12">- Informaci o změně mikrostruktury DPP v souvislosti se zrušením investičního úseku ve formátu xls,doc. V této informaci by měla být uvedena konkrétní odpovědnost konkrétních osob za jednotlivé projekty, které technické a ekonomický úsek přebírají.</text:p>
      <text:p text:style-name="P12">- Informaci o zaplaceném pojistém a přehledu pojistného plnění za posledních 10 let</text:p>
      <text:p text:style-name="P11">Prosím o poskytnutí informace v elektronické podobě e-mailem nebo datovou schránkou na adresu 4zjx7p. Předem děkuji za Vaši vstřícnost. </text:p>
      <text:p text:style-name="P10">S pozdravem</text:p>
      <text:p text:style-name="P9"><text:tab/><text:tab/>Viktor Mahrik</text:p>
      <text:p text:style-name="P9"><text:tab/><text:tab/>nar. 21. dubna 1982</text:p>
      <text:p text:style-name="P9"><text:tab/><text:tab/>bytem Únětická 739/13, 161 00 Pr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orphans="2" fo:widows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hyphenation-ladder-count="no-limit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align="justify" style:justify-single-word="false" fo:hyphenation-ladder-count="2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0.499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1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5616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64edb"/>
    </style:style>
    <style:style style:name="MP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164edb" style:font-size-asian="10pt" style:font-name-complex="Arial" style:font-size-complex="10pt"/>
    </style:style>
    <style:style style:name="MT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002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1.499cm" style:dynamic-spacing="true"/>
      </style:header-style>
      <style:footer-style>
        <style:header-footer-properties svg:height="2.134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0" draw:style-name="Mgr1" draw:text-style-name="MP2" svg:width="5.666cm" svg:height="2.347cm" svg:x="-0.415cm" svg:y="-0.392cm"><draw:image xlink:href="Pictures/100002010000044A000001C78A3C78CAC4164385.png" xlink:type="simple" xlink:show="embed" xlink:actuate="onLoad" loext:mime-type="image/png"><text:p/></draw:image></draw:frame><text:tab/></text:p>
      </style:header>
      <style:footer>
        <text:p text:style-name="MP3"><text:span text:style-name="MT1"><text:line-break/>Česká pirátská strana • </text:span><text:span text:style-name="MT2">Na Moráni 360/3, 128 00 Praha 2</text:span><text:span text:style-name="MT1"> • IČO 71339698 • </text:span><text:span text:style-name="MT2">Web http://praha.pirati.cz</text:span></text:p>
        <text:p text:style-name="MP4"><text:span text:style-name="MT3">Tel</text:span><text:span text:style-name="MT1">. +420 </text:span><text:span text:style-name="MT2">602 767 298</text:span><text:span text:style-name="MT1"> • E-mail </text:span><text:span text:style-name="MT2">Viktor.Mahrik@pirati.cz</text:span><text:span text:style-name="MT1"> • </text:span><text:span text:style-name="MT2">D</text:span><text:span text:style-name="MT1">atov</text:span><text:span text:style-name="MT2">á</text:span><text:span text:style-name="MT1"> schránk</text:span><text:span text:style-name="MT2">a 4zjx7p</text:span><text:span text:style-name="MT1"> </text:span></text:p>
        <text:p text:style-name="MP5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14:08.825000000</meta:creation-date>
    <meta:editing-cycles>4</meta:editing-cycles>
    <meta:editing-duration>PT41M25S</meta:editing-duration>
    <meta:generator>LibreOffice/6.2.2.2$Windows_X86_64 LibreOffice_project/2b840030fec2aae0fd2658d8d4f9548af4e3518d</meta:generator>
    <meta:initial-creator>Viktor Mahrik</meta:initial-creator>
    <dc:date>2019-04-18T11:47:45.546000000</dc:date>
    <dc:creator>Viktor Mahrik</dc:creator>
    <meta:document-statistic meta:table-count="0" meta:image-count="0" meta:object-count="0" meta:page-count="1" meta:paragraph-count="25" meta:word-count="245" meta:character-count="1598" meta:non-whitespace-character-count="1355"/>
    <meta:user-defined meta:name="Informace 1"/>
    <meta:user-defined meta:name="Informace 2"/>
    <meta:user-defined meta:name="Informace 3"/>
    <meta:user-defined meta:name="Informace 4"/>
  </office:meta>
</office:document-meta>
</file>